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1.0091in"/>
    </style:style>
    <style:style style:name="co4" style:family="table-column">
      <style:table-column-properties fo:break-before="auto" style:column-width="1.14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4pt"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  <table:table-cell>
            <draw:frame table:end-cell-address="Sheet1.L19" table:end-x="0.1563in" table:end-y="0.0941in" draw:z-index="0" svg:width="4.6205in" svg:height="3.1094in" svg:x="0.8697in" svg:y="0.1016in">
              <draw:object draw:notify-on-update-of-ranges="Sheet1.B5:Sheet1.E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3"/>
          <table:table-cell table:style-name="ce2" office:value-type="string">
            <text:p>4 node cluster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20715">
            <text:p>20715</text:p>
          </table:table-cell>
          <table:table-cell table:style-name="ce1" office:value-type="float" office:value="11318">
            <text:p>11318</text:p>
          </table:table-cell>
          <table:table-cell table:style-name="ce1" office:value-type="float" office:value="5693">
            <text:p>5693</text:p>
          </table:table-cell>
          <table:table-cell/>
        </table:table-row>
        <table:table-row table:style-name="ro1">
          <table:table-cell/>
          <table:table-cell table:style-name="ce1" office:value-type="string">
            <text:p>sfc.xml</text:p>
          </table:table-cell>
          <table:table-cell table:style-name="ce1" office:value-type="float" office:value="21251">
            <text:p>21251</text:p>
          </table:table-cell>
          <table:table-cell table:style-name="ce1" office:value-type="float" office:value="9531">
            <text:p>9531</text:p>
          </table:table-cell>
          <table:table-cell table:style-name="ce1" office:value-type="float" office:value="6280">
            <text:p>6280</text:p>
          </table:table-cell>
          <table:table-cell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60783">
            <text:p>60783</text:p>
          </table:table-cell>
          <table:table-cell table:style-name="ce1" office:value-type="float" office:value="32546">
            <text:p>32546</text:p>
          </table:table-cell>
          <table:table-cell table:style-name="ce1" office:value-type="float" office:value="27679">
            <text:p>27679</text:p>
          </table:table-cell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  <table:table-row table:style-name="ro1" table:number-rows-repeated="6">
          <table:table-cell/>
          <table:table-cell table:style-name="ce1"/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Sheet1.L39" table:end-x="0.2346in" table:end-y="0.1606in" draw:z-index="1" svg:width="4.7075in" svg:height="3.2197in" svg:x="0.861in" svg:y="0.1614in">
              <draw:object draw:notify-on-update-of-ranges="Sheet1.B23:Sheet1.E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20.72">
            <text:p>20.72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28.46">
            <text:p>28.46</text:p>
          </table:table-cell>
          <table:table-cell/>
        </table:table-row>
        <table:table-row table:style-name="ro1">
          <table:table-cell/>
          <table:table-cell table:style-name="ce1" office:value-type="string">
            <text:p>sfc.xml</text:p>
          </table:table-cell>
          <table:table-cell table:style-name="ce1" office:value-type="float" office:value="21.25">
            <text:p>21.25</text:p>
          </table:table-cell>
          <table:table-cell table:style-name="ce1" office:value-type="float" office:value="23.83">
            <text:p>23.83</text:p>
          </table:table-cell>
          <table:table-cell table:style-name="ce1" office:value-type="float" office:value="31.4">
            <text:p>31.4</text:p>
          </table:table-cell>
          <table:table-cell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60.78">
            <text:p>60.78</text:p>
          </table:table-cell>
          <table:table-cell table:style-name="ce1" office:value-type="float" office:value="81.36">
            <text:p>81.36</text:p>
          </table:table-cell>
          <table:table-cell table:style-name="ce1" office:value-type="float" office:value="108.4">
            <text:p>108.4</text:p>
          </table:table-cell>
          <table:table-cell/>
        </table:table-row>
        <table:table-row table:style-name="ro1" table:number-rows-repeated="25"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3"/>
          <table:table-cell/>
        </table:table-row>
      </table:table>
      <table:table table:name="Sheet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  <table:table-cell>
            <draw:frame table:end-cell-address="Sheet2.L20" table:end-x="0.1213in" table:end-y="0.1114in" draw:z-index="0" svg:width="4.585in" svg:height="3.2535in" svg:x="0.8701in" svg:y="0.1441in">
              <draw:object draw:notify-on-update-of-ranges="Sheet2.B5:Sheet2.E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table:number-columns-repeated="3"/>
          <table:table-cell table:style-name="ce2" office:value-type="string">
            <text:p>6 node cluster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19327">
            <text:p>19327</text:p>
          </table:table-cell>
          <table:table-cell table:style-name="ce1" office:value-type="float" office:value="10432">
            <text:p>10432</text:p>
          </table:table-cell>
          <table:table-cell table:style-name="ce1" office:value-type="float" office:value="5560">
            <text:p>5560</text:p>
          </table:table-cell>
          <table:table-cell/>
        </table:table-row>
        <table:table-row table:style-name="ro1">
          <table:table-cell/>
          <table:table-cell table:style-name="ce1" office:value-type="string">
            <text:p>sfc.xml</text:p>
          </table:table-cell>
          <table:table-cell table:style-name="ce1" office:value-type="float" office:value="20438">
            <text:p>20438</text:p>
          </table:table-cell>
          <table:table-cell table:style-name="ce1" office:value-type="float" office:value="11795">
            <text:p>11795</text:p>
          </table:table-cell>
          <table:table-cell table:style-name="ce1" office:value-type="float" office:value="6139">
            <text:p>6139</text:p>
          </table:table-cell>
          <table:table-cell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62598">
            <text:p>62598</text:p>
          </table:table-cell>
          <table:table-cell table:style-name="ce1" office:value-type="float" office:value="37450">
            <text:p>37450</text:p>
          </table:table-cell>
          <table:table-cell table:style-name="ce1" office:value-type="float" office:value="20166">
            <text:p>20166</text:p>
          </table:table-cell>
          <table:table-cell/>
        </table:table-row>
        <table:table-row table:style-name="ro1" table:number-rows-repeated="8">
          <table:table-cell table:number-columns-repeated="2"/>
          <table:table-cell table:style-name="ce1" table:number-columns-repeated="3"/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Sheet2.L41" table:end-x="0.1563in" table:end-y="0.0252in" draw:z-index="1" svg:width="4.6201in" svg:height="3.2197in" svg:x="0.8701in" svg:y="0.0256in">
              <draw:object draw:notify-on-update-of-ranges="Sheet2.B27:Sheet2.E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19.33">
            <text:p>19.33</text:p>
          </table:table-cell>
          <table:table-cell table:style-name="ce1" office:value-type="float" office:value="26.08">
            <text:p>26.08</text:p>
          </table:table-cell>
          <table:table-cell table:style-name="ce1" office:value-type="float" office:value="27.8">
            <text:p>27.8</text:p>
          </table:table-cell>
          <table:table-cell/>
        </table:table-row>
        <table:table-row table:style-name="ro1">
          <table:table-cell/>
          <table:table-cell table:style-name="ce1" office:value-type="string">
            <text:p>sfc.xml</text:p>
          </table:table-cell>
          <table:table-cell table:style-name="ce1" office:value-type="float" office:value="20.44">
            <text:p>20.44</text:p>
          </table:table-cell>
          <table:table-cell table:style-name="ce1" office:value-type="float" office:value="29.49">
            <text:p>29.49</text:p>
          </table:table-cell>
          <table:table-cell table:style-name="ce1" office:value-type="float" office:value="30.7">
            <text:p>30.7</text:p>
          </table:table-cell>
          <table:table-cell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62.6">
            <text:p>62.6</text:p>
          </table:table-cell>
          <table:table-cell table:style-name="ce1" office:value-type="float" office:value="93.62">
            <text:p>93.62</text:p>
          </table:table-cell>
          <table:table-cell table:style-name="ce1" office:value-type="float" office:value="100.83">
            <text:p>100.83</text:p>
          </table:table-cell>
          <table:table-cell/>
        </table:table-row>
        <table:table-row table:style-name="ro1" table:number-rows-repeated="23"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3"/>
          <table:table-cell/>
        </table:table-row>
      </table:table>
      <table:table table:name="Sheet3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>
            <text:p>8 node cluster</text:p>
          </table:table-cell>
          <table:table-cell table:number-columns-repeated="2"/>
          <table:table-cell>
            <draw:frame table:end-cell-address="Sheet3.L19" table:end-x="0.0083in" table:end-y="0.1362in" draw:z-index="0" svg:width="4.4457in" svg:height="3.0839in" svg:x="0.0075in" svg:y="0in">
              <draw:object draw:notify-on-update-of-ranges="Sheet3.B5:Sheet3.E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2.5K</text:p>
          </table:table-cell>
          <table:table-cell table:style-name="ce1" office:value-type="string">
            <text:p>5K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22570">
            <text:p>22570</text:p>
          </table:table-cell>
          <table:table-cell table:style-name="ce1" office:value-type="float" office:value="10658">
            <text:p>10658</text:p>
          </table:table-cell>
          <table:table-cell table:style-name="ce1" office:value-type="float" office:value="5448">
            <text:p>544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fc.xml</text:p>
          </table:table-cell>
          <table:table-cell table:style-name="ce1" office:value-type="float" office:value="21584">
            <text:p>21584</text:p>
          </table:table-cell>
          <table:table-cell table:style-name="ce1" office:value-type="float" office:value="10333">
            <text:p>10333</text:p>
          </table:table-cell>
          <table:table-cell table:style-name="ce1" office:value-type="float" office:value="5508">
            <text:p>550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61442">
            <text:p>61442</text:p>
          </table:table-cell>
          <table:table-cell table:style-name="ce1" office:value-type="float" office:value="28259">
            <text:p>28259</text:p>
          </table:table-cell>
          <table:table-cell table:style-name="ce1" office:value-type="float" office:value="15124">
            <text:p>15124</text:p>
          </table:table-cell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1" table:number-columns-repeated="4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Sheet3.K38" table:end-x="0.889in" table:end-y="0.0925in" draw:z-index="1" svg:width="4.437in" svg:height="2.9906in" svg:x="0.0075in" svg:y="0.1528in">
              <draw:object draw:notify-on-update-of-ranges="Sheet3.B22:Sheet3.E2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>
            <text:p>1K</text:p>
          </table:table-cell>
          <table:table-cell table:style-name="ce1" office:value-type="string">
            <text:p>1.5K</text:p>
          </table:table-cell>
          <table:table-cell table:style-name="ce1" office:value-type="string">
            <text:p>5K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udp.xml</text:p>
          </table:table-cell>
          <table:table-cell table:style-name="ce1" office:value-type="float" office:value="22.57">
            <text:p>22.57</text:p>
          </table:table-cell>
          <table:table-cell table:style-name="ce1" office:value-type="float" office:value="26.64">
            <text:p>26.64</text:p>
          </table:table-cell>
          <table:table-cell table:style-name="ce1" office:value-type="float" office:value="27.24">
            <text:p>27.2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fc.xml</text:p>
          </table:table-cell>
          <table:table-cell table:style-name="ce1" office:value-type="float" office:value="21.58">
            <text:p>21.58</text:p>
          </table:table-cell>
          <table:table-cell table:style-name="ce1" office:value-type="float" office:value="25.83">
            <text:p>25.83</text:p>
          </table:table-cell>
          <table:table-cell table:style-name="ce1" office:value-type="float" office:value="27.54">
            <text:p>27.5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tcp.xml</text:p>
          </table:table-cell>
          <table:table-cell table:style-name="ce1" office:value-type="float" office:value="61.44">
            <text:p>61.44</text:p>
          </table:table-cell>
          <table:table-cell table:style-name="ce1" office:value-type="float" office:value="70.65">
            <text:p>70.65</text:p>
          </table:table-cell>
          <table:table-cell table:style-name="ce1" office:value-type="float" office:value="75.62">
            <text:p>75.6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7"/>
        </table:table-row>
        <table:table-row table:style-name="ro1" table:number-rows-repeated="14">
          <table:table-cell table:number-columns-repeated="5"/>
          <table:table-cell table:style-name="ce1"/>
          <table:table-cell/>
        </table:table-row>
        <table:table-row table:style-name="ro1" table:number-rows-repeated="9">
          <table:table-cell table:number-columns-repeated="7"/>
        </table:table-row>
        <table:table-row table:style-name="ro1" table:number-rows-repeated="5"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 table:number-columns-repeated="4"/>
          <table:table-cell table:number-columns-repeated="2"/>
        </table:table-row>
      </table:table>
      <table:named-expressions>
        <table:named-range table:name="bela" table:base-cell-address="$Sheet1.$A$35" table:cell-range-address="$Sheet1.$C$47:.$E$47"/>
      </table:named-expressions>
      <table:database-ranges>
        <table:database-range table:name="dddd" table:target-range-address="Sheet1.C47:Sheet1.E4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0">06/20/2007</text:date>, <text:time>09:0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8-23T11:43:38</meta:creation-date>
    <dc:date>2007-06-20T09:05:12</dc:date>
    <dc:language>en-US</dc:language>
    <meta:editing-cycles>67</meta:editing-cycles>
    <meta:editing-duration>P1DT17H52M44S</meta:editing-duration>
    <meta:user-defined meta:name="Info 1"/>
    <meta:user-defined meta:name="Info 2"/>
    <meta:user-defined meta:name="Info 3"/>
    <meta:user-defined meta:name="Info 4"/>
    <meta:document-statistic meta:table-count="3" meta:cell-count="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6000003814697pt" style:font-family-asian="'Lucida Sans Unicode'" style:font-pitch-asian="variable" style:font-size-asian="14.6000003814697pt" style:font-family-complex="Tahoma" style:font-pitch-complex="variable" style:font-size-complex="14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80000019073486pt" style:font-family-asian="'Lucida Sans Unicode'" style:font-pitch-asian="variable" style:font-size-asian="6.80000019073486pt" style:font-family-complex="Tahoma" style:font-pitch-complex="variable" style:font-size-complex="6.8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Lucida Sans Unicode'" style:font-pitch-asian="variable" style:font-size-asian="7.90000009536743pt" style:font-family-complex="Tahoma" style:font-pitch-complex="variable" style:font-size-complex="7.9000000953674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1000003814697pt" style:font-family-asian="'Lucida Sans Unicode'" style:font-pitch-asian="variable" style:font-size-asian="10.1000003814697pt" style:font-family-complex="Tahoma" style:font-pitch-complex="variable" style:font-size-complex="10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Lucida Sans Unicode'" style:font-pitch-asian="variable" style:font-size-asian="7.90000009536743pt" style:font-family-complex="Tahoma" style:font-pitch-complex="variable" style:font-size-complex="7.9000000953674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6.80000019073486pt" style:font-family-asian="'Lucida Sans Unicode'" style:font-pitch-asian="variable" style:font-size-asian="6.80000019073486pt" style:font-family-complex="Tahoma" style:font-pitch-complex="variable" style:font-size-complex="6.80000019073486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6.80000019073486pt" style:font-family-asian="'Lucida Sans Unicode'" style:font-pitch-asian="variable" style:font-size-asian="6.80000019073486pt" style:font-family-complex="Tahoma" style:font-pitch-complex="variable" style:font-size-complex="6.80000019073486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8000" draw:fill-color="#ffffcc"/>
      <style:text-properties style:use-window-font-color="true" fo:font-family="Arial" style:font-family-generic="swiss" style:font-pitch="variable" fo:font-size="6.80000019073486pt" style:text-underline-style="solid" style:text-underline-width="auto" style:text-underline-color="font-color" style:font-family-asian="'Lucida Sans Unicode'" style:font-pitch-asian="variable" style:font-size-asian="6.80000019073486pt" style:font-family-complex="Tahoma" style:font-pitch-complex="variable" style:font-size-complex="6.80000019073486pt"/>
    </style:style>
    <style:style style:name="ch11" style:family="chart">
      <style:chart-properties chart:data-label-number="none" chart:data-label-text="false" chart:data-label-symbol="false"/>
      <style:text-properties style:use-window-font-color="true"/>
    </style:style>
    <style:style style:name="ch12" style:family="chart">
      <style:graphic-properties draw:stroke="none" draw:fill="solid" draw:fill-color="#ffffff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11.737cm" svg:height="7.899cm" chart:class="chart:line" chart:style-name="ch1">
        <chart:title svg:x="3.289cm" svg:y="0.156cm" chart:style-name="ch2">
          <text:p>Message rate 4 nodes</text:p>
        </chart:title>
        <chart:legend chart:legend-position="end" svg:x="10.478cm" svg:y="3.56cm" chart:style-name="ch3"/>
        <chart:plot-area chart:style-name="ch4" table:cell-range-address="Sheet1.$B$5:.$E$8" chart:data-source-has-labels="both" chart:table-number-list="0" svg:x="0.234cm" svg:y="1.044cm" svg:width="10.088cm" svg:height="6.699cm">
          <chart:axis chart:dimension="x" chart:name="primary-x" chart:style-name="ch5">
            <chart:title svg:x="5.028cm" svg:y="7.284cm" chart:style-name="ch6">
              <text:p>message size</text:p>
            </chart:title>
            <chart:categories table:cell-range-address="local-table.A2:.A4"/>
          </chart:axis>
          <chart:axis chart:dimension="y" chart:name="primary-y" chart:style-name="ch7">
            <chart:title svg:x="0.234cm" svg:y="4.549cm" chart:style-name="ch6">
              <text:p>msgs/sec
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>udp.xml</text:p>
              </table:table-cell>
              <table:table-cell office:value-type="float" office:value="20715">
                <text:p>20715</text:p>
              </table:table-cell>
              <table:table-cell office:value-type="float" office:value="11318">
                <text:p>11318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sfc.xml</text:p>
              </table:table-cell>
              <table:table-cell office:value-type="float" office:value="21251">
                <text:p>21251</text:p>
              </table:table-cell>
              <table:table-cell office:value-type="float" office:value="9531">
                <text:p>9531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tcp.xml</text:p>
              </table:table-cell>
              <table:table-cell office:value-type="float" office:value="60783">
                <text:p>60783</text:p>
              </table:table-cell>
              <table:table-cell office:value-type="float" office:value="32546">
                <text:p>32546</text:p>
              </table:table-cell>
              <table:table-cell office:value-type="float" office:value="27679">
                <text:p>2767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1999998092651pt" style:font-family-asian="'Lucida Sans Unicode'" style:font-pitch-asian="variable" style:font-size-asian="15.1999998092651pt" style:font-family-complex="Tahoma" style:font-pitch-complex="variable" style:font-size-complex="15.1999998092651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pitch-asian="variable" style:font-size-asian="8.19999980926514pt" style:font-family-complex="Tahoma" style:font-pitch-complex="variable" style:font-size-complex="8.1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5pt" style:font-family-asian="'Lucida Sans Unicode'" style:font-pitch-asian="variable" style:font-size-asian="10.5pt" style:font-family-complex="Tahoma" style:font-pitch-complex="variable" style:font-size-complex="10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pitch-asian="variable" style:font-size-asian="8.19999980926514pt" style:font-family-complex="Tahoma" style:font-pitch-complex="variable" style:font-size-complex="8.19999980926514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ae00" draw:fill-color="#ffffcc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958cm" svg:height="8.179cm" chart:class="chart:line" chart:style-name="ch1">
        <chart:title svg:x="2.737cm" svg:y="0.162cm" chart:style-name="ch2">
          <text:p>Throughput 4 nodes</text:p>
        </chart:title>
        <chart:legend chart:legend-position="end" svg:x="10.671cm" svg:y="3.686cm" chart:style-name="ch3"/>
        <chart:plot-area chart:style-name="ch4" table:cell-range-address="Sheet1.$B$23:.$E$26" chart:data-source-has-labels="both" chart:table-number-list="0" svg:x="0.238cm" svg:y="1.254cm" svg:width="10.279cm" svg:height="6.929cm">
          <chart:axis chart:dimension="x" chart:name="primary-x" chart:style-name="ch5">
            <chart:title svg:x="4.815cm" svg:y="7.541cm" chart:style-name="ch6">
              <text:p>message size</text:p>
            </chart:title>
            <chart:categories table:cell-range-address="local-table.A2:.A4"/>
          </chart:axis>
          <chart:axis chart:dimension="y" chart:name="primary-y" chart:style-name="ch7">
            <chart:title svg:x="0.238cm" svg:y="5.794cm" chart:style-name="ch6">
              <text:p>throughput (MB/sec)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>udp.xml</text:p>
              </table:table-cell>
              <table:table-cell office:value-type="float" office:value="20.72">
                <text:p>20.72</text:p>
              </table:table-cell>
              <table:table-cell office:value-type="float" office:value="28.3">
                <text:p>28.3</text:p>
              </table:table-cell>
              <table:table-cell office:value-type="float" office:value="28.46">
                <text:p>28.46</text:p>
              </table:table-cell>
            </table:table-row>
            <table:table-row>
              <table:table-cell office:value-type="string">
                <text:p>sfc.xml</text:p>
              </table:table-cell>
              <table:table-cell office:value-type="float" office:value="21.25">
                <text:p>21.25</text:p>
              </table:table-cell>
              <table:table-cell office:value-type="float" office:value="23.83">
                <text:p>23.83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tcp.xml</text:p>
              </table:table-cell>
              <table:table-cell office:value-type="float" office:value="60.78">
                <text:p>60.78</text:p>
              </table:table-cell>
              <table:table-cell office:value-type="float" office:value="81.36">
                <text:p>81.36</text:p>
              </table:table-cell>
              <table:table-cell office:value-type="float" office:value="108.4">
                <text:p>108.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3000001907349pt" style:font-family-asian="'Lucida Sans Unicode'" style:font-pitch-asian="variable" style:font-size-asian="15.3000001907349pt" style:font-family-complex="Tahoma" style:font-pitch-complex="variable" style:font-size-complex="15.3000001907349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0000038146973pt" style:font-family-asian="'Lucida Sans Unicode'" style:font-pitch-asian="variable" style:font-size-asian="8.10000038146973pt" style:font-family-complex="Tahoma" style:font-pitch-complex="variable" style:font-size-complex="8.1000003814697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6000003814697pt" style:font-family-asian="'Lucida Sans Unicode'" style:font-pitch-asian="variable" style:font-size-asian="10.6000003814697pt" style:font-family-complex="Tahoma" style:font-pitch-complex="variable" style:font-size-complex="10.6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0000038146973pt" style:font-family-asian="'Lucida Sans Unicode'" style:font-pitch-asian="variable" style:font-size-asian="8.10000038146973pt" style:font-family-complex="Tahoma" style:font-pitch-complex="variable" style:font-size-complex="8.1000003814697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ff00" draw:fill-color="#ffffcc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647cm" svg:height="8.265cm" chart:class="chart:line" chart:style-name="ch1">
        <chart:title svg:x="3.121cm" svg:y="0.164cm" chart:style-name="ch2">
          <text:p>Message rate 6 nodes</text:p>
        </chart:title>
        <chart:legend chart:legend-position="end" svg:x="10.36cm" svg:y="3.548cm" chart:style-name="ch3"/>
        <chart:plot-area chart:style-name="ch4" table:cell-range-address="Sheet2.$B$5:.$E$8" chart:data-source-has-labels="both" chart:table-number-list="1" svg:x="0.232cm" svg:y="1.102cm" svg:width="9.788cm" svg:height="6.999cm">
          <chart:axis chart:dimension="x" chart:name="primary-x" chart:style-name="ch5">
            <chart:title svg:x="4.853cm" svg:y="7.639cm" chart:style-name="ch6">
              <text:p>message size</text:p>
            </chart:title>
            <chart:categories table:cell-range-address="local-table.A2:.A4"/>
          </chart:axis>
          <chart:axis chart:dimension="y" chart:name="primary-y" chart:style-name="ch7">
            <chart:title svg:x="0.232cm" svg:y="4.791cm" chart:style-name="ch6">
              <text:p>msgs/sec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>udp.xml</text:p>
              </table:table-cell>
              <table:table-cell office:value-type="float" office:value="19327">
                <text:p>19327</text:p>
              </table:table-cell>
              <table:table-cell office:value-type="float" office:value="10432">
                <text:p>10432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sfc.xml</text:p>
              </table:table-cell>
              <table:table-cell office:value-type="float" office:value="20438">
                <text:p>20438</text:p>
              </table:table-cell>
              <table:table-cell office:value-type="float" office:value="11795">
                <text:p>11795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tcp.xml</text:p>
              </table:table-cell>
              <table:table-cell office:value-type="float" office:value="62598">
                <text:p>62598</text:p>
              </table:table-cell>
              <table:table-cell office:value-type="float" office:value="37450">
                <text:p>37450</text:p>
              </table:table-cell>
              <table:table-cell office:value-type="float" office:value="20166">
                <text:p>20166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1999998092651pt" style:font-family-asian="'Lucida Sans Unicode'" style:font-pitch-asian="variable" style:font-size-asian="15.1999998092651pt" style:font-family-complex="Tahoma" style:font-pitch-complex="variable" style:font-size-complex="15.1999998092651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pitch-asian="variable" style:font-size-asian="8.19999980926514pt" style:font-family-complex="Tahoma" style:font-pitch-complex="variable" style:font-size-complex="8.1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5pt" style:font-family-asian="'Lucida Sans Unicode'" style:font-pitch-asian="variable" style:font-size-asian="10.5pt" style:font-family-complex="Tahoma" style:font-pitch-complex="variable" style:font-size-complex="10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pitch-asian="variable" style:font-size-asian="8.19999980926514pt" style:font-family-complex="Tahoma" style:font-pitch-complex="variable" style:font-size-complex="8.19999980926514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ff00" draw:fill-color="#ffffcc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736cm" svg:height="8.179cm" chart:class="chart:line" chart:style-name="ch1">
        <chart:title svg:x="3.475cm" svg:y="0.162cm" chart:style-name="ch2">
          <text:p>Throughput 6 nodes</text:p>
        </chart:title>
        <chart:legend chart:legend-position="end" svg:x="10.449cm" svg:y="3.505cm" chart:style-name="ch3"/>
        <chart:plot-area chart:style-name="ch4" table:cell-range-address="Sheet2.$B$27:.$E$30" chart:data-source-has-labels="both" chart:table-number-list="1" svg:x="0.234cm" svg:y="1.088cm" svg:width="9.869cm" svg:height="6.929cm">
          <chart:axis chart:dimension="x" chart:name="primary-x" chart:style-name="ch5">
            <chart:title svg:x="4.752cm" svg:y="7.558cm" chart:style-name="ch6">
              <text:p>message size</text:p>
            </chart:title>
            <chart:categories table:cell-range-address="local-table.A2:.A4"/>
          </chart:axis>
          <chart:axis chart:dimension="y" chart:name="primary-y" chart:style-name="ch7">
            <chart:title svg:x="0.234cm" svg:y="5.631cm" chart:style-name="ch6">
              <text:p>throughput (MB/sec)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>udp.xml</text:p>
              </table:table-cell>
              <table:table-cell office:value-type="float" office:value="19.33">
                <text:p>19.33</text:p>
              </table:table-cell>
              <table:table-cell office:value-type="float" office:value="26.08">
                <text:p>26.0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sfc.xml</text:p>
              </table:table-cell>
              <table:table-cell office:value-type="float" office:value="20.44">
                <text:p>20.44</text:p>
              </table:table-cell>
              <table:table-cell office:value-type="float" office:value="29.49">
                <text:p>29.49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tcp.xml</text:p>
              </table:table-cell>
              <table:table-cell office:value-type="float" office:value="62.6">
                <text:p>62.6</text:p>
              </table:table-cell>
              <table:table-cell office:value-type="float" office:value="93.62">
                <text:p>93.62</text:p>
              </table:table-cell>
              <table:table-cell office:value-type="float" office:value="100.83">
                <text:p>100.83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6000003814697pt" style:font-family-asian="'Lucida Sans Unicode'" style:font-pitch-asian="variable" style:font-size-asian="14.6000003814697pt" style:font-family-complex="Tahoma" style:font-pitch-complex="variable" style:font-size-complex="14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69999980926514pt" style:font-family-asian="'Lucida Sans Unicode'" style:font-pitch-asian="variable" style:font-size-asian="6.69999980926514pt" style:font-family-complex="Tahoma" style:font-pitch-complex="variable" style:font-size-complex="6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80000019073486pt" style:font-family-asian="'Lucida Sans Unicode'" style:font-pitch-asian="variable" style:font-size-asian="7.80000019073486pt" style:font-family-complex="Tahoma" style:font-pitch-complex="variable" style:font-size-complex="7.8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1000003814697pt" style:font-family-asian="'Lucida Sans Unicode'" style:font-pitch-asian="variable" style:font-size-asian="10.1000003814697pt" style:font-family-complex="Tahoma" style:font-pitch-complex="variable" style:font-size-complex="10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80000019073486pt" style:font-family-asian="'Lucida Sans Unicode'" style:font-pitch-asian="variable" style:font-size-asian="7.80000019073486pt" style:font-family-complex="Tahoma" style:font-pitch-complex="variable" style:font-size-complex="7.80000019073486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6.69999980926514pt" style:font-family-asian="'Lucida Sans Unicode'" style:font-pitch-asian="variable" style:font-size-asian="6.69999980926514pt" style:font-family-complex="Tahoma" style:font-pitch-complex="variable" style:font-size-complex="6.69999980926514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6.69999980926514pt" style:font-family-asian="'Lucida Sans Unicode'" style:font-pitch-asian="variable" style:font-size-asian="6.69999980926514pt" style:font-family-complex="Tahoma" style:font-pitch-complex="variable" style:font-size-complex="6.69999980926514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ff00" draw:fill-color="#ffffcc"/>
      <style:text-properties fo:font-family="Arial" style:font-family-generic="swiss" style:font-pitch="variable" fo:font-size="6.69999980926514pt" style:font-family-asian="'Lucida Sans Unicode'" style:font-pitch-asian="variable" style:font-size-asian="6.69999980926514pt" style:font-family-complex="Tahoma" style:font-pitch-complex="variable" style:font-size-complex="6.69999980926514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293cm" svg:height="7.834cm" chart:class="chart:line" chart:style-name="ch1">
        <chart:title svg:x="2.906cm" svg:y="0.156cm" chart:style-name="ch2">
          <text:p>Message rate 8 nodes</text:p>
        </chart:title>
        <chart:legend chart:legend-position="end" svg:x="10.043cm" svg:y="3.355cm" chart:style-name="ch3"/>
        <chart:plot-area chart:style-name="ch4" table:cell-range-address="Sheet3.$B$5:.$E$8" chart:data-source-has-labels="both" chart:table-number-list="2" svg:x="0.224cm" svg:y="1.044cm" svg:width="9.485cm" svg:height="6.634cm">
          <chart:axis chart:dimension="x" chart:name="primary-x" chart:style-name="ch5">
            <chart:title svg:x="4.715cm" svg:y="7.245cm" chart:style-name="ch6">
              <text:p>message size</text:p>
            </chart:title>
            <chart:categories table:cell-range-address="local-table.A2:.A4"/>
          </chart:axis>
          <chart:axis chart:dimension="y" chart:name="primary-y" chart:style-name="ch7">
            <chart:title svg:x="0.224cm" svg:y="4.525cm" chart:style-name="ch6">
              <text:p>msgs/sec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</table:table-cell>
              <table:table-cell office:value-type="string">
                <text:p>2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>udp.xml</text:p>
              </table:table-cell>
              <table:table-cell office:value-type="float" office:value="22570">
                <text:p>22570</text:p>
              </table:table-cell>
              <table:table-cell office:value-type="float" office:value="10658">
                <text:p>10658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sfc.xml</text:p>
              </table:table-cell>
              <table:table-cell office:value-type="float" office:value="21584">
                <text:p>21584</text:p>
              </table:table-cell>
              <table:table-cell office:value-type="float" office:value="10333">
                <text:p>10333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tcp.xml</text:p>
              </table:table-cell>
              <table:table-cell office:value-type="float" office:value="61442">
                <text:p>61442</text:p>
              </table:table-cell>
              <table:table-cell office:value-type="float" office:value="28259">
                <text:p>28259</text:p>
              </table:table-cell>
              <table:table-cell office:value-type="float" office:value="15124">
                <text:p>15124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9999990463257pt" style:font-family-asian="'Lucida Sans Unicode'" style:font-pitch-asian="variable" style:font-size-asian="7.59999990463257pt" style:font-family-complex="Tahoma" style:font-pitch-complex="variable" style:font-size-complex="7.5999999046325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80000019073486pt" style:font-family-asian="'Lucida Sans Unicode'" style:font-pitch-asian="variable" style:font-size-asian="9.80000019073486pt" style:font-family-complex="Tahoma" style:font-pitch-complex="variable" style:font-size-complex="9.8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9999990463257pt" style:font-family-asian="'Lucida Sans Unicode'" style:font-pitch-asian="variable" style:font-size-asian="7.59999990463257pt" style:font-family-complex="Tahoma" style:font-pitch-complex="variable" style:font-size-complex="7.5999999046325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ff00" draw:fill-color="#ffffcc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271cm" svg:height="7.597cm" chart:class="chart:line" chart:style-name="ch1">
        <chart:title svg:x="3.39cm" svg:y="0.15cm" chart:style-name="ch2">
          <text:p>Throughput 8 nodes</text:p>
        </chart:title>
        <chart:legend chart:legend-position="end" svg:x="10.083cm" svg:y="3.24cm" chart:style-name="ch3"/>
        <chart:plot-area chart:style-name="ch4" table:cell-range-address="Sheet3.$B$22:.$E$25" chart:data-source-has-labels="both" chart:table-number-list="2" svg:x="0.224cm" svg:y="1.009cm" svg:width="9.5cm" svg:height="6.438cm">
          <chart:axis chart:dimension="x" chart:name="primary-x" chart:style-name="ch5">
            <chart:title svg:x="4.599cm" svg:y="7.017cm" chart:style-name="ch6">
              <text:p>message size</text:p>
            </chart:title>
            <chart:categories table:cell-range-address="local-table.A2:.A4"/>
          </chart:axis>
          <chart:axis chart:dimension="y" chart:name="primary-y" chart:style-name="ch7">
            <chart:title svg:x="0.224cm" svg:y="5.222cm" chart:style-name="ch6">
              <text:p>throughput (MB/sec)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</table:table-cell>
              <table:table-cell office:value-type="string">
                <text:p>1.5K</text:p>
              </table:table-cell>
              <table:table-cell office:value-type="string">
                <text:p>5K</text:p>
              </table:table-cell>
            </table:table-row>
          </table:table-header-rows>
          <table:table-rows>
            <table:table-row>
              <table:table-cell office:value-type="string">
                <text:p>udp.xml</text:p>
              </table:table-cell>
              <table:table-cell office:value-type="float" office:value="22.57">
                <text:p>22.57</text:p>
              </table:table-cell>
              <table:table-cell office:value-type="float" office:value="26.64">
                <text:p>26.64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sfc.xml</text:p>
              </table:table-cell>
              <table:table-cell office:value-type="float" office:value="21.58">
                <text:p>21.58</text:p>
              </table:table-cell>
              <table:table-cell office:value-type="float" office:value="25.83">
                <text:p>25.83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tcp.xml</text:p>
              </table:table-cell>
              <table:table-cell office:value-type="float" office:value="61.44">
                <text:p>61.44</text:p>
              </table:table-cell>
              <table:table-cell office:value-type="float" office:value="70.65">
                <text:p>70.65</text:p>
              </table:table-cell>
              <table:table-cell office:value-type="float" office:value="75.62">
                <text:p>75.62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